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/>
    </style:style>
    <style:style style:name="T5" style:family="text">
      <style:text-properties fo:color="#800000" style:font-name="Courier New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 10 00 00 00 <text:span text:style-name="T3">49 00</text:span> 80 07 <text:span text:style-name="T3">52 01</text:span> </text:p>
      <text:p text:style-name="P1">29 10 01 00 00 <text:span text:style-name="T3">65 00</text:span> 14 10 00 00 00 </text:p>
      <text:p text:style-name="P1">29 10 00 00 00 <text:span text:style-name="T3">B0 00</text:span> 9A 00 06 <text:span text:style-name="T3">97 00</text:span> 01 14 10 00 00 00 </text:p>
      <text:p text:style-name="P1">29 10 01 00 00 <text:span text:style-name="T3">C2 00</text:span> 9A 01 06 <text:span text:style-name="T3">97 00</text:span> 01 14 10 00 00 00 </text:p>
      <text:p text:style-name="P1">29 10 02 00 00 <text:span text:style-name="T3">D4 00</text:span> 9A 02 06 <text:span text:style-name="T3">97 00</text:span> 01 14 10 00 00 00 </text:p>
      <text:p text:style-name="P1">29 10 03 00 00 <text:span text:style-name="T3">E6 00</text:span> 9A 03 06 <text:span text:style-name="T3">97 00</text:span> 01 14 10 00 00 00 </text:p>
      <text:p text:style-name="P1">29 10 04 00 00 <text:span text:style-name="T3">F8 00</text:span> 9A 04 06 <text:span text:style-name="T3">97 00</text:span> 01 14 10 00 00 00 </text:p>
      <text:p text:style-name="P1">29 10 05 00 00 <text:span text:style-name="T3">0A 01</text:span> 9A 05 06 <text:span text:style-name="T3">97 00</text:span> 01 14 10 00 00 00 </text:p>
      <text:p text:style-name="P1">29 10 06 00 00 <text:span text:style-name="T3">1C 01</text:span> 9A 06 06 <text:span text:style-name="T3">97 00</text:span> 01 14 10 00 00 00 </text:p>
      <text:p text:style-name="P1">29 10 07 00 00 <text:span text:style-name="T3">2E 01</text:span> 9A 07 06 <text:span text:style-name="T3">97 00</text:span> 01 14 10 00 00 00 </text:p>
      <text:p text:style-name="P1">29 10 08 00 00 <text:span text:style-name="T3">40 01</text:span> 9A 08 06 <text:span text:style-name="T3">97 00</text:span> 01 14 10 00 00 00 </text:p>
      <text:p text:style-name="P1">29 10 09 00 00 <text:span text:style-name="T3">52 01</text:span> 87 01 99 81 00 93 CB 3F 00 88 00 00 84 10 BE 00 00 </text:p>
      <text:p text:style-name="P1">29 10 00 00 00 AF 1A 11 10 FF 00 00 2F 10 01 00 00 8A 06 88 25 01 84 10 42 00 </text:p>
      <text:p text:style-name="P1"/>
      <text:p text:style-name="P1">29 10 05 00 25 27 24 A5 <text:span text:style-name="T6">72 00</text:span> 01 </text:p>
      <text:p text:style-name="P1">29 10 01 00 25 00 <text:span text:style-name="T3">C4 0B</text:span> A8 <text:span text:style-name="T6">72 00</text:span> 64 00 01 24 A5 <text:span text:style-name="T6">75 00</text:span> 00 </text:p>
      <text:p text:style-name="P1">29 10 05 00 25 27 24 A5 <text:span text:style-name="T6">75 00</text:span> 01 </text:p>
      <text:p text:style-name="P1">29 10 01 00 25 00 <text:span text:style-name="T3">E2 0B</text:span> A8 <text:span text:style-name="T6">75 00</text:span> 64 00 11 10 80 00 00 </text:p>
      <text:p text:style-name="P1">29 10 01 00 25 27 24 11 10 <text:span text:style-name="T4">4C 00</text:span> 00 </text:p>
      <text:p text:style-name="P1">29 10 01 00 25 00 <text:span text:style-name="T3">FF 0C</text:span> 11 10 04 00 00 1E 88 6E 00 84 10 01 00 00 </text:p>
      <text:p text:style-name="P1">29 10 00 00 25 27 24 11 10 <text:span text:style-name="T4">4C 00</text:span> 00 </text:p>
      <text:p text:style-name="P1">29 10 01 00 25 00 <text:span text:style-name="T3">12 0E</text:span> 11 10 04 00 00 1E 88 68 00 84 10 3F 00 00 </text:p>
      <text:p text:style-name="P1">29 10 00 00 25 27 24 11 10 <text:span text:style-name="T4">4C 00</text:span> 00 </text:p>
      <text:p text:style-name="P1">29 10 00 00 25 00 <text:span text:style-name="T3">7D 2C</text:span> 8A 03 01 11 10 FF 00 00</text:p>
      <text:p text:style-name="P1">29 10 01 00 00 8E 20 11 10 FF 00 00 </text:p>
      <text:p text:style-name="P1">29 10 00 00 25 00 <text:span text:style-name="T3">8B 10</text:span> 11 10 7A 00 00 1E A0 10 78 00 00 05 01 24 11 10 0A 00 00 <text:s text:c="12"/></text:p>
      <text:p text:style-name="P1">29 10 00 00 25 00 <text:span text:style-name="T3">91 5F</text:span> 11 10 45 00 00 1E 91 3E 00 88 4D 03 84 10 0E 00 00 <text:s text:c="18"/></text:p>
      <text:p text:style-name="P1">29 10 00 00 25 00 <text:span text:style-name="T3">33 56</text:span> 01 11 10 1C 00 </text:p>
      <text:p text:style-name="P1"/>
      <text:p text:style-name="P1">2F 10 3F 00 00 14 10 00 00 00 </text:p>
      <text:p text:style-name="P1">2F 10 00 00 00 87 00 9B 06 <text:span text:style-name="T3">97 00</text:span> 06 <text:span text:style-name="T3">52 01</text:span> 90 01 00 80 01 A7 </text:p>
      <text:p text:style-name="P1">2F 10 00 00 00 87 00 06 <text:span text:style-name="T3">97 00</text:span> 07 <text:span text:style-name="T3">A4 0B</text:span> 9B 84 11 10 <text:span text:style-name="T4">F7 00</text:span> 00 00 </text:p>
      <text:p text:style-name="P1">2F 10 00 00 00 87 00 98 14 10 00 00 00 00 01 14 10 00 00 00 </text:p>
      <text:p text:style-name="P1">2F 10 01 00 00 92 86 94 89 00 04 89 01 01 24 A5 <text:span text:style-name="T6">72 00</text:span> 00 </text:p>
      <text:p text:style-name="P1">2F 10 00 00 00 01 24 11 10 <text:span text:style-name="T4">16 00</text:span> 00 </text:p>
      <text:p text:style-name="P1">2F 10 06 00 00 01 24 11 10 <text:span text:style-name="T4">02 00</text:span> 00 </text:p>
      <text:p text:style-name="P1">2F 10 01 00 00 8A 05 88 02 01 84 10 01 00 00 <text:s text:c="48"/></text:p>
      <text:p text:style-name="P1">2F 10 01 00 00 01 11 10 FF 00 00 <text:s text:c="60"/></text:p>
      <text:p text:style-name="P1">2F 10 01 00 00 8A 06 88 25 01 84 10 42 00 00 <text:s text:c="48"/></text:p>
      <text:p text:style-name="P1">2F 10 0B 00 00 01 24 11 10 FF 00 00</text:p>
      <text:p text:style-name="P1">2F 10 02 00 00 11 10 1C 00 00 </text:p>
      <text:p text:style-name="P1">2F 10 00 00 00 01 24 11 10 16 00 </text:p>
      <text:p text:style-name="P1">2F 10 02 00 00 01 24 11 10 1B 00 00 </text:p>
      <text:p text:style-name="P1">2F 10 02 00 00 11 10 1C 00 00 </text:p>
      <text:p text:style-name="P1">2F 10 01 00 00 11 10 2B 00 00 </text:p>
      <text:p text:style-name="P1">2F 10 01 00 00 88 52 01 84 10 41 00 00 <text:s text:c="145"/></text:p>
      <text:p text:style-name="P1"/>
      <text:p text:style-name="P1">2A 10 02 00 25 27 24 11 10 04 00 00 </text:p>
      <text:p text:style-name="P1">2A 10 06 00 25 00 <text:span text:style-name="T3">65 0C</text:span> 11 10 FF 00 00 </text:p>
      <text:p text:style-name="P1">2A 10 02 00 25 27 24 11 10 04 00 00 </text:p>
      <text:p text:style-name="P1"/>
      <text:p text:style-name="P1">2B 10 01 00 25 27 24 11 10 <text:span text:style-name="T4">19 00</text:span> 00 </text:p>
      <text:p text:style-name="P1">2B 10 01 00 25 27 24 11 10 <text:span text:style-name="T4">1C 00</text:span> 00 </text:p>
      <text:p text:style-name="P1">2B 10 01 00 25 27 24 11 10 <text:span text:style-name="T4">20 00</text:span> 00 </text:p>
      <text:p text:style-name="P1">2B 10 01 00 25 27 24 11 10 <text:span text:style-name="T4">24 00</text:span> 00 </text:p>
      <text:p text:style-name="P1">2B 10 01 00 25 27 24 11 10 <text:span text:style-name="T4">27 00</text:span> 00 </text:p>
      <text:p text:style-name="P1">2B 10 01 00 25 27 24 11 10 <text:span text:style-name="T4">2A 00</text:span> 00 </text:p>
      <text:p text:style-name="P1">2B 10 01 00 25 27 24 11 10 <text:span text:style-name="T4">21 00</text:span> 00 </text:p>
      <text:p text:style-name="P1">2B 10 00 00 25 27 24 11 10 <text:span text:style-name="T4">FF 00</text:span> 00 </text:p>
      <text:p text:style-name="P1">2B 10 03 00 25 27 24 11 10 <text:span text:style-name="T4">05 00</text:span> 00 </text:p>
      <text:p text:style-name="Standard"><text:span text:style-name="T1">2B 10 01 00 25 00 </text:span><text:span text:style-name="T2">64 10</text:span><text:span text:style-name="T1"> 11 10 </text:span><text:span text:style-name="T5">05 00</text:span><text:span text:style-name="T1"> 00 1E 88 70 00 84 10 3F 00 00</text:span></text:p>
      <text:p text:style-name="P1"><text:soft-page-break/>2B 10 01 00 25 27 24 11 10 1C 00 00 </text:p>
      <text:p text:style-name="P1">2B 10 01 00 25 00 <text:span text:style-name="T3">89 13</text:span> 11 10 0A 00 00 1E 11 10 F7 00 00 <text:s text:c="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0-11T23:10:42.70</meta:creation-date>
    <dc:date>2013-10-12T23:09:06.40</dc:date>
    <meta:editing-duration>PT14H51M57S</meta:editing-duration>
    <meta:editing-cycles>8</meta:editing-cycles>
    <meta:generator>OpenOffice.org/3.0$Win32 OpenOffice.org_project/300m9$Build-9358</meta:generator>
    <meta:document-statistic meta:table-count="0" meta:image-count="0" meta:object-count="0" meta:page-count="2" meta:paragraph-count="59" meta:word-count="898" meta:character-count="3058"/>
    <meta:user-defined meta:name="Info 1"/>
    <meta:user-defined meta:name="Info 2"/>
    <meta:user-defined meta:name="Info 3"/>
    <meta:user-defined meta:name="Info 4"/>
  </office:meta>
</office:document-meta>
</file>